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style:font-name="Arial" officeooo:paragraph-rsid="00193c87" style:font-name-asian="Arial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normal" officeooo:paragraph-rsid="00193c87" style:font-name-asian="Arial" style:font-size-asian="24pt" style:font-weight-asian="normal" style:font-name-complex="Arial" style:font-size-complex="24pt" style:font-weight-complex="normal"/>
    </style:style>
    <style:style style:name="P5" style:family="paragraph" style:parent-style-name="Standard">
      <style:text-properties style:font-name="Arial" fo:font-size="20pt" officeooo:paragraph-rsid="00193c87" style:font-name-asian="Arial" style:font-size-asian="20pt" style:font-name-complex="Arial" style:font-size-complex="20pt"/>
    </style:style>
    <style:style style:name="P6" style:family="paragraph" style:parent-style-name="Standard">
      <style:text-properties style:font-name="Times New Roman" fo:font-size="12pt" fo:font-style="italic" fo:font-weight="normal" officeooo:rsid="001b02c9" officeooo:paragraph-rsid="001a388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" fo:font-size="12pt" fo:language="de" fo:country="DE" fo:font-style="italic" fo:font-weight="normal" officeooo:rsid="001b02c9" officeooo:paragraph-rsid="001a3880" style:font-size-asian="12pt" style:language-asian="de" style:country-asian="DE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1a3880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24pt" fo:font-weight="normal" officeooo:paragraph-rsid="00193c87" style:font-name-asian="Arial" style:font-size-asian="24pt" style:font-weight-asian="normal" style:font-name-complex="Arial" style:font-size-complex="24pt" style:font-weight-complex="normal"/>
    </style:style>
    <style:style style:name="T1" style:family="text">
      <style:text-properties fo:language="en" fo:country="GB" style:language-asian="de" style:country-asian="DE"/>
    </style:style>
    <style:style style:name="T2" style:family="text">
      <style:text-properties officeooo:rsid="001a38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achhochschule Hannover<text:tab/><text:tab/><text:tab/><text:tab/><text:tab/><text:tab/></text:p>
      <text:p text:style-name="Standard">Fachbereich Elektrotechnik<text:tab/></text:p>
      <text:p text:style-name="Standard">Labor für elektrische Meßtechnik III</text:p>
      <text:p text:style-name="Standard">Leitung: Prof. <text:s/>Dreetz</text:p>
      <text:p text:style-name="Standard"/>
      <text:p text:style-name="Standard"/>
      <text:p text:style-name="Standard"/>
      <text:p text:style-name="P2">Vortrag im Fach</text:p>
      <text:p text:style-name="P2">Elektrische Meßtechnik III</text:p>
      <text:p text:style-name="P2"/>
      <text:p text:style-name="P2">Graphische Programmierung von Prüfplätzen mit virtuellen Element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Copyright <text:span text:style-name="T2">1999</text:span>-2015 Rolf Hemmerling</text:p>
      <text:p text:style-name="P7">Licensed under the Apache License, Version 2.0</text:p>
      <text:p text:style-name="P8"/>
      <text:p text:style-name="Standard"/>
      <text:p text:style-name="Standard">Name: Rolf Hemmerling</text:p>
      <text:p text:style-name="Standard">Semester: I6</text:p>
      <text:p text:style-name="Standard"/>
      <text:p text:style-name="Standard"/>
      <text:p text:style-name="Standard">Hannover, den 17.06.1999</text:p>
      <text:p text:style-name="P10">Graphische Programmierung von Prüfplätzen mit virtuellen Elementen</text:p>
      <text:p text:style-name="P4">Literaturliste</text:p>
      <text:p text:style-name="P3"/>
      <text:p text:style-name="P5">Elektronische Meßtechnik</text:p>
      <text:p text:style-name="P3"/>
      <text:p text:style-name="P3">Clyde F. Coombs, JR: Electronic Instrument Handbook, McGraw-Hill, 2.Auflage 1994, ISBN 0-07-113880-3</text:p>
      <text:p text:style-name="P5"/>
      <text:p text:style-name="P5">National Instruments LabVIEW</text:p>
      <text:p text:style-name="P3">http://www.natinst.com/labview/</text:p>
      <text:p text:style-name="P3"/>
      <text:p text:style-name="P3">Buchliste:</text:p>
      <text:p text:style-name="P3">http://www.natinst.com/reference/books/</text:p>
      <text:p text:style-name="P3"/>
      <text:p text:style-name="P3">Rahman Jamal, Herbert Pichlik: LabVIEW - Programmiersprache der vierten Generation, Prentice Hall, 1997, ISBN 3-8272-9542-4</text:p>
      <text:p text:style-name="P3"/>
      <text:p text:style-name="P3">Rahman Jamal, P.Krauss: LabVIEW - Das Grundlagenbuch, Prentice Hall, 1998, ISBN 3-8272-9562-9</text:p>
      <text:p text:style-name="P3"/>
      <text:p text:style-name="P5">Hewlett-Packard HP-VEE</text:p>
      <text:p text:style-name="P3">http://www.tmo.hp.com/tmo/pia/HPVEE/PIATop/English/</text:p>
      <text:p text:style-name="P3"/>
      <text:p text:style-name="P3">Robert Helsel: Visual Programming with HP Vee, Hewlett-Packard Professional Books, Prentice-Hall, 3.Auflage 1998, ISBN 0-13-096005-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chhochschule Hannover						Versuch Nr. 2</dc:title>
    <meta:initial-creator>root</meta:initial-creator>
    <meta:creation-date>1999-03-18T08:23:00</meta:creation-date>
    <dc:date>2015-03-26T20:16:05.97</dc:date>
    <meta:print-date>1999-04-08T05:31:00</meta:print-date>
    <meta:editing-cycles>11</meta:editing-cycles>
    <meta:editing-duration>PT12M</meta:editing-duration>
    <meta:generator>LibreOffice/3.6$Windows_x86 LibreOffice_project/e183d5b-f8ccaf6-3804794-95b4be8-895629</meta:generator>
    <meta:document-statistic meta:table-count="0" meta:image-count="0" meta:object-count="0" meta:page-count="2" meta:paragraph-count="26" meta:word-count="118" meta:character-count="1093" meta:non-whitespace-character-count="993"/>
    <meta:user-defined meta:name="Info 1"/>
    <meta:user-defined meta:name="Info 2"/>
    <meta:user-defined meta:name="Info 3"/>
    <meta:user-defined meta:name="Info 4"/>
  </office:meta>
</office:document-meta>
</file>